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72a" officeooo:paragraph-rsid="0006072a"/>
    </style:style>
    <style:style style:name="P2" style:family="paragraph" style:parent-style-name="Standard">
      <style:text-properties officeooo:rsid="0006072a" officeooo:paragraph-rsid="0007a7fa"/>
    </style:style>
    <style:style style:name="P3" style:family="paragraph" style:parent-style-name="Standard">
      <style:text-properties officeooo:rsid="0007a7fa" officeooo:paragraph-rsid="0007a7fa"/>
    </style:style>
    <style:style style:name="P4" style:family="paragraph" style:parent-style-name="Standard">
      <style:text-properties officeooo:rsid="0009b365" officeooo:paragraph-rsid="0009b365"/>
    </style:style>
    <style:style style:name="P5" style:family="paragraph" style:parent-style-name="Standard">
      <style:text-properties officeooo:rsid="0009b365" officeooo:paragraph-rsid="000cddc6"/>
    </style:style>
    <style:style style:name="P6" style:family="paragraph" style:parent-style-name="Standard">
      <style:text-properties officeooo:rsid="000a8f2b" officeooo:paragraph-rsid="000a8f2b"/>
    </style:style>
    <style:style style:name="P7" style:family="paragraph" style:parent-style-name="Standard">
      <style:text-properties officeooo:rsid="000cddc6" officeooo:paragraph-rsid="000cddc6"/>
    </style:style>
    <style:style style:name="P8" style:family="paragraph" style:parent-style-name="Standard">
      <style:text-properties officeooo:rsid="000cddc6" officeooo:paragraph-rsid="000df541"/>
    </style:style>
    <style:style style:name="P9" style:family="paragraph" style:parent-style-name="Standard">
      <style:text-properties officeooo:rsid="000df541" officeooo:paragraph-rsid="000df541"/>
    </style:style>
    <style:style style:name="P10" style:family="paragraph" style:parent-style-name="Standard">
      <style:text-properties officeooo:rsid="0011787b" officeooo:paragraph-rsid="0011787b"/>
    </style:style>
    <style:style style:name="P11" style:family="paragraph" style:parent-style-name="Standard">
      <style:text-properties officeooo:rsid="0013424b" officeooo:paragraph-rsid="0013424b"/>
    </style:style>
    <style:style style:name="P12" style:family="paragraph" style:parent-style-name="Standard">
      <style:text-properties officeooo:rsid="000cddc6" officeooo:paragraph-rsid="000df541"/>
    </style:style>
    <style:style style:name="P13" style:family="paragraph" style:parent-style-name="Standard">
      <style:text-properties officeooo:rsid="0016b1b2" officeooo:paragraph-rsid="0016b1b2"/>
    </style:style>
    <style:style style:name="P14" style:family="paragraph" style:parent-style-name="Standard">
      <style:text-properties officeooo:rsid="00183ad6" officeooo:paragraph-rsid="001a9b20"/>
    </style:style>
    <style:style style:name="P15" style:family="paragraph" style:parent-style-name="Standard">
      <style:text-properties officeooo:rsid="0021bf6c" officeooo:paragraph-rsid="0021bf6c"/>
    </style:style>
    <style:style style:name="P16" style:family="paragraph" style:parent-style-name="Standard">
      <style:text-properties officeooo:rsid="0023020c" officeooo:paragraph-rsid="0023020c"/>
    </style:style>
    <style:style style:name="P17" style:family="paragraph" style:parent-style-name="Standard">
      <style:text-properties officeooo:rsid="0024cdae" officeooo:paragraph-rsid="0024cdae"/>
    </style:style>
    <style:style style:name="P18" style:family="paragraph" style:parent-style-name="Standard">
      <style:text-properties officeooo:rsid="002535c1" officeooo:paragraph-rsid="002535c1"/>
    </style:style>
    <style:style style:name="P19" style:family="paragraph" style:parent-style-name="Standard">
      <style:text-properties officeooo:rsid="002535c1" officeooo:paragraph-rsid="0026683a"/>
    </style:style>
    <style:style style:name="P20" style:family="paragraph" style:parent-style-name="Standard">
      <style:text-properties officeooo:rsid="0026683a" officeooo:paragraph-rsid="0026683a"/>
    </style:style>
    <style:style style:name="P21" style:family="paragraph" style:parent-style-name="Standard">
      <style:text-properties officeooo:rsid="0026683a" officeooo:paragraph-rsid="0036a28b"/>
    </style:style>
    <style:style style:name="P22" style:family="paragraph" style:parent-style-name="Standard">
      <style:text-properties officeooo:rsid="002d5876" officeooo:paragraph-rsid="002d5876"/>
    </style:style>
    <style:style style:name="P23" style:family="paragraph" style:parent-style-name="Standard">
      <style:text-properties officeooo:rsid="00302573" officeooo:paragraph-rsid="00302573"/>
    </style:style>
    <style:style style:name="P24" style:family="paragraph" style:parent-style-name="Standard">
      <style:text-properties officeooo:rsid="00337212" officeooo:paragraph-rsid="00337212"/>
    </style:style>
    <style:style style:name="P25" style:family="paragraph" style:parent-style-name="Standard">
      <style:text-properties officeooo:rsid="0034690e" officeooo:paragraph-rsid="0034690e"/>
    </style:style>
    <style:style style:name="P26" style:family="paragraph" style:parent-style-name="Standard">
      <style:text-properties officeooo:rsid="0036a28b" officeooo:paragraph-rsid="0036a28b"/>
    </style:style>
    <style:style style:name="P27" style:family="paragraph" style:parent-style-name="Standard">
      <style:text-properties officeooo:rsid="003bf91c" officeooo:paragraph-rsid="003bf91c"/>
    </style:style>
    <style:style style:name="T1" style:family="text">
      <style:text-properties officeooo:rsid="0007a7fa"/>
    </style:style>
    <style:style style:name="T2" style:family="text">
      <style:text-properties officeooo:rsid="0007e67a"/>
    </style:style>
    <style:style style:name="T3" style:family="text">
      <style:text-properties officeooo:rsid="000a8f2b"/>
    </style:style>
    <style:style style:name="T4" style:family="text">
      <style:text-properties officeooo:rsid="000cddc6"/>
    </style:style>
    <style:style style:name="T5" style:family="text">
      <style:text-properties officeooo:rsid="0013acdb"/>
    </style:style>
    <style:style style:name="T6" style:family="text">
      <style:text-properties officeooo:rsid="00183ad6"/>
    </style:style>
    <style:style style:name="T7" style:family="text">
      <style:text-properties officeooo:rsid="001a9b20"/>
    </style:style>
    <style:style style:name="T8" style:family="text">
      <style:text-properties officeooo:rsid="0021bf6c"/>
    </style:style>
    <style:style style:name="T9" style:family="text">
      <style:text-properties officeooo:rsid="0023020c"/>
    </style:style>
    <style:style style:name="T10" style:family="text">
      <style:text-properties officeooo:rsid="0024cdae"/>
    </style:style>
    <style:style style:name="T11" style:family="text">
      <style:text-properties officeooo:rsid="0026683a"/>
    </style:style>
    <style:style style:name="T12" style:family="text">
      <style:text-properties officeooo:rsid="0028c5d7"/>
    </style:style>
    <style:style style:name="T13" style:family="text">
      <style:text-properties officeooo:rsid="0029c39f"/>
    </style:style>
    <style:style style:name="T14" style:family="text">
      <style:text-properties officeooo:rsid="002bace0"/>
    </style:style>
    <style:style style:name="T15" style:family="text">
      <style:text-properties officeooo:rsid="00337212"/>
    </style:style>
    <style:style style:name="T16" style:family="text">
      <style:text-properties officeooo:rsid="0034690e"/>
    </style:style>
    <style:style style:name="T17" style:family="text">
      <style:text-properties officeooo:rsid="0035ec5c"/>
    </style:style>
    <style:style style:name="T18" style:family="text">
      <style:text-properties officeooo:rsid="0036b341"/>
    </style:style>
    <style:style style:name="T19" style:family="text">
      <style:text-properties officeooo:rsid="00385a29"/>
    </style:style>
    <style:style style:name="T20" style:family="text">
      <style:text-properties officeooo:rsid="003b63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ground</text:p>
      <text:p text:style-name="P1"/>
      <text:p text:style-name="P1">public Background(int value) : Crée un objet de type background. Renvoie une IllegalArgumentException .</text:p>
      <text:p text:style-name="P1"/>
      <text:p text:style-name="P1">Public boolean isWalkable () : retourne vrai si le fond est traversable, sinon renvoie faux.</text:p>
      <text:p text:style-name="P1"/>
      <text:p text:style-name="P2">Public <text:span text:style-name="T1">int getImage</text:span>() : <text:span text:style-name="T1">renvoie l’image qui renvoie la valeur de l’image </text:span></text:p>
      <text:p text:style-name="P2"><text:s/></text:p>
      <text:p text:style-name="P3">Item : abstract</text:p>
      <text:p text:style-name="P3"/>
      <text:p text:style-name="P3">public Item (int HP, int <text:span text:style-name="T2">MP</text:span>, int <text:span text:style-name="T2">ATK</text:span>) : <text:span text:style-name="T2">crée un objet de type Item. Renvoie une erreure si l’une des valeurs est négatives</text:span></text:p>
      <text:p text:style-name="P4"/>
      <text:p text:style-name="P4">public void applyTo(Hero hero) : modifie les caractéristique du personnage à partir des propriétés de l’item,</text:p>
      <text:p text:style-name="P4"/>
      <text:p text:style-name="P6">public abstract int getImageName(): retourne le nom de l’imag</text:p>
      <text:p text:style-name="P4"/>
      <text:p text:style-name="P6">Attack : abstract</text:p>
      <text:p text:style-name="P6"/>
      <text:p text:style-name="P6">public Attack (int castTime, int effectTime ,GameMap map) : crée un objet de type attack. Renvoie une éxception si l’une des valeurs est négative ou map est null .</text:p>
      <text:p text:style-name="P6"/>
      <text:p text:style-name="P6">public void attackCharacter (GameCharacter victim) : attaque un personnage en affectant l’une de ces propriétés. <text:s/></text:p>
      <text:p text:style-name="P4"/>
      <text:p text:style-name="P4">Cell </text:p>
      <text:p text:style-name="P4"/>
      <text:p text:style-name="P4">public Cell(int backgroundValue) : crée un objet de type case. Déclenche une erreur si le backgroundValue n’est pas valid.</text:p>
      <text:p text:style-name="P4"/>
      <text:p text:style-name="P5">public Cell(int backgroundValue,Item item) : crée un objet de type case ayant un fond qui a la valeur backgroundValue et un item .Déclenche une erreur si l’initialisation de background a </text:p>
      <text:p text:style-name="P5">échouée.</text:p>
      <text:p text:style-name="P5"/>
      <text:p text:style-name="P7">public Movable removeMovable() : renvoie le deplacable qui est présent dans la case et vide la case. </text:p>
      <text:p text:style-name="P7"/>
      <text:p text:style-name="P4"><text:span text:style-name="T4">p</text:span>ublic boolean addMovable(Movable movable) : <text:span text:style-name="T3">ajoute un élément déplaçable à la case, renvoie vrai si la case est vide, sinon renvoie faux, en cas de présence d’un item, il sera équipé à l’héro uniquement.</text:span></text:p>
      <text:p text:style-name="P4"/>
      <text:p text:style-name="P6"><text:span text:style-name="T4">p</text:span>ublic <text:span text:style-name="T4">Byte</text:span> etreAttaquer(Attaque attaque) : <text:span text:style-name="T4">qui propage l’attaque à l’ensemble des éléments présents dans la case. Le byte renvoyé dépend des objet qu’il a pu affecter.</text:span></text:p>
      <text:p text:style-name="P6"/>
      <text:p text:style-name="P7">public boolean setItem (Item item) : Renvoie vrai si la case ne contient pas d’item non consommé et place l’item sur la case. Sinon renvoie faux.</text:p>
      <text:p text:style-name="P7"/>
      <text:p text:style-name="P9">Public int isWalkable() : retourne vrai si la case peut être traversée.</text:p>
      <text:p text:style-name="P8"><text:soft-page-break/></text:p>
      <text:p text:style-name="P9">Public int getBackgroundRepresentation() : renvoie la représentation du fond. </text:p>
      <text:p text:style-name="P9"/>
      <text:p text:style-name="P11">Public IntegerProperty changeProperty() : <text:span text:style-name="T5">Change quand une case change.</text:span></text:p>
      <text:p text:style-name="P8"/>
      <text:p text:style-name="P8"/>
      <text:p text:style-name="P10">Map </text:p>
      <text:p text:style-name="P10"/>
      <text:p text:style-name="P10">public Map(String mapPath) : crée une instance de map en se référant au fichier passé en paramètre. Déclenche une exception si le chemin n’est pas bon.</text:p>
      <text:p text:style-name="P10"/>
      <text:p text:style-name="P10">Public <text:s/><text:span text:style-name="T6">Move[] turn() : renvoie la liste des attaque et la vide.</text:span></text:p>
      <text:p text:style-name="P13"/>
      <text:p text:style-name="P14"><text:span text:style-name="T7">Public IntegerProperty cellChangeProperty() : renvoie la propriété qui défini le changement de cases.</text:span></text:p>
      <text:p text:style-name="P14"/>
      <text:p text:style-name="P14"><text:span text:style-name="T7">Public </text:span><text:s/><text:span text:style-name="T8">boolean addCharacter(GameCharacter movable, int row,int column) : ajoute un personnage à la case destinée . Renvoie vrai si le personnage s’est bien placé, sinon renvoie faux.</text:span></text:p>
      <text:p text:style-name="P14"/>
      <text:p text:style-name="P15">Public void addAttack(Attack attack) : Ajoute une attaque à la liste des attaques se déroulant sur la map .</text:p>
      <text:p text:style-name="P15"/>
      <text:p text:style-name="P15">Public void delAttack(Attack attack) : <text:span text:style-name="T9">Supprimer une attacque de la liste des attaques.</text:span></text:p>
      <text:p text:style-name="P15"/>
      <text:p text:style-name="P16">Public <text:span text:style-name="T10">int getCharacterPosition(GameCharacter gameCharacter) : renvoie la position de la case.</text:span></text:p>
      <text:p text:style-name="P16"/>
      <text:p text:style-name="P17">Movable</text:p>
      <text:p text:style-name="P17"/>
      <text:p text:style-name="P18">public Movable(GameMap map,int speed, char type, <text:span text:style-name="T12">int startImage</text:span>) :Crée un deplaçable ayant les propriétées voulue.</text:p>
      <text:p text:style-name="P18"/>
      <text:p text:style-name="P23">Public int getId() : int</text:p>
      <text:p text:style-name="P18"/>
      <text:p text:style-name="P18">public Move turn() : fait executer un tour au movable .</text:p>
      <text:p text:style-name="P18"/>
      <text:p text:style-name="P18">GameCharacter <text:span text:style-name="T11">extends movable //possede des hp et def </text:span></text:p>
      <text:p text:style-name="P18"/>
      <text:p text:style-name="P19">public <text:span text:style-name="T14">GameCharacter</text:span>(GameMap map,int speed, char type, <text:span text:style-name="T11">int hp, int def</text:span>) :Crée un deplaçable ayant les propriétées voulue. <text:span text:style-name="T13">Déclenche une erreur si l’une des propriétés est invalid (négatif ou null)</text:span></text:p>
      <text:p text:style-name="P18"/>
      <text:p text:style-name="P20"><text:span text:style-name="T18">Pu</text:span>blic void getDmg(int dmg) :blesse le personnage exeption si dmg <text:span text:style-name="T17">&lt; 0.</text:span></text:p>
      <text:p text:style-name="P20"/>
      <text:p text:style-name="P20"><text:span text:style-name="T19">(à faire plus tard)P</text:span>ublic void changeDef(int def) :peu etre negatif ou positif) a faire plus tard .</text:p>
      <text:p text:style-name="P20"/>
      <text:p text:style-name="P20"/>
      <text:p text:style-name="P26"/>
      <text:p text:style-name="P20"/>
      <text:p text:style-name="P26"/>
      <text:p text:style-name="P21"/>
      <text:p text:style-name="P22"><text:soft-page-break/>Move</text:p>
      <text:p text:style-name="P22"/>
      <text:p text:style-name="P22">public Move(int movableId, int startCellId, int <text:span text:style-name="T15">endCellId,int speed,int imageValue) : crée un move d’une cellule a une autre.</text:span></text:p>
      <text:p text:style-name="P24">Public int getMovableId() : <text:span text:style-name="T16">retourne l’id de movable</text:span></text:p>
      <text:p text:style-name="P25">public int getStartCellId() : retourne l’id de la case de départ</text:p>
      <text:p text:style-name="P25">public int getEndCellId() : retourne l’id de la case d’arrivée</text:p>
      <text:p text:style-name="P25">public int getSpeed() : retourne la vitesse de movable</text:p>
      <text:p text:style-name="P25">public int getImageValue() : renvoie l’image de movable</text:p>
      <text:p text:style-name="P25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50:05.449155689</meta:creation-date>
    <dc:date>2018-05-18T16:31:05.837912201</dc:date>
    <meta:editing-duration>PT1H29M23S</meta:editing-duration>
    <meta:editing-cycles>40</meta:editing-cycles>
    <meta:generator>LibreOffice/5.1.6.2$Linux_X86_64 LibreOffice_project/10m0$Build-2</meta:generator>
    <meta:document-statistic meta:table-count="0" meta:image-count="0" meta:object-count="0" meta:page-count="3" meta:paragraph-count="46" meta:word-count="610" meta:character-count="3866" meta:non-whitespace-character-count="3289"/>
  </office:meta>
</office:document-meta>
</file>